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3854in" style:auto-text-indent="false"/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354in" fo:text-indent="-0.25in" fo:margin-left="3.135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ступ</text:p>
      <text:p text:style-name="P2"/>
      <text:p text:style-name="P2">Впродовж останнього сторіччя галузь комп'ютерного бачення стала важливою частиною інформаційних технологій. Системи комп'ютерного бачення активно застосовуються у медицині (виявлення пухлин, атеросклерозу та інших злоякісних змін), воєнній промисловості (виявлення ворожих бойових одиниць, управління ракетами і т. п.), при розробці автономних транспортних засобів, відеоспостереженні і т. д. Основними завданнями систем комп’ютерного бачення є: отримання зображень, попередня обробка, виокремлення деталей, детектування або сегментація, високорівнева обробка. </text:p>
      <text:p text:style-name="P2">Система автоматичного виявлення облич на заданому зображенні вирішує таку задачу: за довільним зображенням на вході системи визначити, чи є на цьому зображенні обличчя, і якщо так, то вказати, де знаходиться кожне обличчя і який його розмір. </text:p>
      <text:p text:style-name="P2">Основними вимогами, які виносяться до подібного класу алгоритмів, є:</text:p>
      <text:list xml:id="list1779402851" text:style-name="L1">
        <text:list-item>
          <text:p text:style-name="P1">висока якість розпізнавання;</text:p>
        </text:list-item>
        <text:list-item>
          <text:p text:style-name="P1">робота в режимі реального часу;</text:p>
        </text:list-item>
        <text:list-item>
          <text:p text:style-name="P1">стійкість щодо зовнішніх факторів. </text:p>
        </text:list-item>
      </text:list>
      <text:p text:style-name="P2">Робота більшості алгоритмів виявлення облич на зображеннях полягає в скануванні вхідного зображення вікном, що має певну форму і різний масштаб, і у визначенні, до якого класу належить зображення всередині цього вікна («обличчя» або «не обличчя»). Таким чином, завдання виявлення облич на зображеннях зводиться до побудови класифікатора, що ефективно розділяє класи «облич» і «не облич».</text:p>
      <text:p text:style-name="P2">Алгоритми класифікації та виявлення об'єктів є дуже обчислювально-витратними, внаслідок чого важко виконувати класифікацію у реальному часі. Дана робота ставить за мету пришвидшення виконання алгоритму Віоли-<text:soft-page-break/>Джонса, переклавши частину обчислень на графічний процесор використовуючи для цього архітектуру NVIDIA CU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06T17:53:20</meta:creation-date>
    <dc:date>2013-05-09T21:23:00</dc:date>
    <dc:creator>Oleh Palianytsia</dc:creator>
    <meta:editing-duration>PT1H39M44S</meta:editing-duration>
    <meta:editing-cycles>15</meta:editing-cycles>
    <meta:generator>LibreOffice/3.6$Linux_x86 LibreOffice_project/360m1$Build-2</meta:generator>
    <meta:document-statistic meta:table-count="0" meta:image-count="0" meta:object-count="0" meta:page-count="2" meta:paragraph-count="9" meta:word-count="214" meta:character-count="1676" meta:non-whitespace-character-count="1471"/>
  </office:meta>
</office:document-meta>
</file>